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Purisa"/>
    </style:style>
    <style:style style:name="P5" style:family="paragraph">
      <loext:graphic-properties draw:fill="none" draw:fill-color="#ffffff"/>
      <style:text-properties style:font-name="Purisa"/>
    </style:style>
    <style:style style:name="T1" style:family="text">
      <style:text-properties style:font-name="Free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4.602cm" svg:y="2.524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1" draw:text-style-name="P2" draw:layer="layout" svg:width="3.122cm" svg:height="0.64cm" svg:x="9.003cm" svg:y="2.725cm">
          <draw:text-box>
            <text:p text:style-name="P1"><text:span text:style-name="T1">Aggregate data</text:span></text:p>
          </draw:text-box>
        </draw:frame>
        <draw:line draw:style-name="gr2" draw:text-style-name="P3" draw:layer="layout" svg:x1="8.366cm" svg:y1="2.524cm" svg:x2="8.366cm" svg:y2="5.953cm">
          <text:p/>
        </draw:line>
        <draw:line draw:style-name="gr2" draw:text-style-name="P3" draw:layer="layout" svg:x1="3.948cm" svg:y1="3.667cm" svg:x2="12.711cm" svg:y2="3.667cm">
          <text:p/>
        </draw:line>
        <draw:frame draw:style-name="gr1" draw:text-style-name="P5" draw:layer="layout" svg:width="2.178cm" svg:height="1.272cm" draw:transform="rotate (0.261799387799149) translate (4.836cm 4.511cm)">
          <draw:text-box>
            <text:p text:style-name="P4">stuff</text:p>
          </draw:text-box>
        </draw:frame>
        <draw:frame draw:style-name="gr1" draw:text-style-name="P5" draw:layer="layout" svg:width="2.178cm" svg:height="1.272cm" draw:transform="rotate (-0.128281700021583) translate (9.454cm 4.075cm)">
          <draw:text-box>
            <text:p text:style-name="P4">stu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8-25T19:20:02.403299773</dc:date>
    <meta:editing-duration>PT5M51S</meta:editing-duration>
    <meta:editing-cycles>2</meta:editing-cycles>
    <meta:generator>LibreOffice/6.0.7.3$Linux_X86_64 LibreOffice_project/00m0$Build-3</meta:generator>
    <meta:document-statistic meta:object-count="6"/>
  </office:meta>
</office:document-meta>
</file>